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638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 table:number-rows-repeated="16777212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 style:data-style-name="N2" text:time-value="14:32:48.656000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4:31:36.420343084</meta:creation-date>
    <dc:date>2022-03-16T14:33:00.705096192</dc:date>
    <meta:editing-duration>PT33S</meta:editing-duration>
    <meta:editing-cycles>2</meta:editing-cycles>
    <meta:generator>LibreOfficeDev/7.4.0.0.alpha0$Linux_X86_64 LibreOffice_project/badd766a120a33d4c8ed623192efd08b0fcff150</meta:generator>
    <meta:document-statistic meta:table-count="1" meta:cell-count="3" meta:object-count="0"/>
  </office:meta>
</office:document-meta>
</file>